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color="#ff0000" style:font-name="Times New Roman" officeooo:rsid="001105e4" officeooo:paragraph-rsid="001105e4"/>
    </style:style>
    <style:style style:name="P2" style:family="paragraph" style:parent-style-name="Text_20_body">
      <style:paragraph-properties fo:line-height="150%"/>
      <style:text-properties style:font-name="Times New Roman" officeooo:paragraph-rsid="0012cd9a"/>
    </style:style>
    <style:style style:name="P3" style:family="paragraph" style:parent-style-name="Text_20_body">
      <style:paragraph-properties fo:line-height="150%"/>
      <style:text-properties style:font-name="Times New Roman" officeooo:paragraph-rsid="00134930"/>
    </style:style>
    <style:style style:name="P4" style:family="paragraph" style:parent-style-name="Text_20_body">
      <style:paragraph-properties fo:line-height="150%"/>
      <style:text-properties style:font-name="Times New Roman" officeooo:paragraph-rsid="00199c8d"/>
    </style:style>
    <style:style style:name="P5" style:family="paragraph" style:parent-style-name="Text_20_body">
      <style:paragraph-properties fo:line-height="150%"/>
      <style:text-properties style:font-name="Times New Roman" officeooo:paragraph-rsid="0023fa85"/>
    </style:style>
    <style:style style:name="P6" style:family="paragraph" style:parent-style-name="Text_20_body">
      <style:text-properties officeooo:paragraph-rsid="002964f9"/>
    </style:style>
    <style:style style:name="P7" style:family="paragraph" style:parent-style-name="Heading_20_3">
      <style:text-properties officeooo:rsid="002964f9" officeooo:paragraph-rsid="002964f9"/>
    </style:style>
    <style:style style:name="P8" style:family="paragraph" style:parent-style-name="Heading_20_2">
      <style:paragraph-properties fo:line-height="150%"/>
      <style:text-properties style:font-name="Times New Roman" officeooo:rsid="001948c3" officeooo:paragraph-rsid="001948c3"/>
    </style:style>
    <style:style style:name="P9" style:family="paragraph" style:parent-style-name="Heading_20_2">
      <style:paragraph-properties fo:line-height="150%"/>
      <style:text-properties style:font-name="Times New Roman" officeooo:rsid="002964f9" officeooo:paragraph-rsid="002964f9"/>
    </style:style>
    <style:style style:name="P10" style:family="paragraph" style:parent-style-name="Title">
      <style:paragraph-properties fo:line-height="150%" fo:text-align="start" style:justify-single-word="false"/>
      <style:text-properties style:font-name="Times New Roman" officeooo:paragraph-rsid="0012cd9a"/>
    </style:style>
    <style:style style:name="P11" style:family="paragraph" style:parent-style-name="Heading_20_1">
      <style:paragraph-properties fo:line-height="150%"/>
      <style:text-properties style:font-name="Times New Roman" officeooo:rsid="001105e4" officeooo:paragraph-rsid="001105e4"/>
    </style:style>
    <style:style style:name="P12" style:family="paragraph" style:parent-style-name="Heading_20_1">
      <style:text-properties officeooo:rsid="002964f9" officeooo:paragraph-rsid="002964f9"/>
    </style:style>
    <style:style style:name="P13" style:family="paragraph" style:parent-style-name="Heading_20_1">
      <style:text-properties officeooo:paragraph-rsid="002964f9"/>
    </style:style>
    <style:style style:name="T1" style:family="text">
      <style:text-properties officeooo:rsid="001105e4"/>
    </style:style>
    <style:style style:name="T2" style:family="text">
      <style:text-properties fo:language="pt" fo:country="BR" officeooo:rsid="001ca891"/>
    </style:style>
    <style:style style:name="T3" style:family="text">
      <style:text-properties fo:language="pt" fo:country="BR" officeooo:rsid="001105e4"/>
    </style:style>
    <style:style style:name="T4" style:family="text">
      <style:text-properties fo:language="pt" fo:country="BR" officeooo:rsid="002fad3c"/>
    </style:style>
    <style:style style:name="T5" style:family="text">
      <style:text-properties fo:language="pt" fo:country="BR" officeooo:rsid="00173ae2"/>
    </style:style>
    <style:style style:name="T6" style:family="text">
      <style:text-properties fo:language="pt" fo:country="BR" officeooo:rsid="00134930"/>
    </style:style>
    <style:style style:name="T7" style:family="text">
      <style:text-properties fo:language="pt" fo:country="BR" officeooo:rsid="0014a2de"/>
    </style:style>
    <style:style style:name="T8" style:family="text">
      <style:text-properties fo:language="pt" fo:country="BR" officeooo:rsid="001596b8"/>
    </style:style>
    <style:style style:name="T9" style:family="text">
      <style:text-properties fo:language="pt" fo:country="BR" officeooo:rsid="0015f004"/>
    </style:style>
    <style:style style:name="T10" style:family="text">
      <style:text-properties fo:language="pt" fo:country="BR" officeooo:rsid="0017b3bb"/>
    </style:style>
    <style:style style:name="T11" style:family="text">
      <style:text-properties fo:language="pt" fo:country="BR" officeooo:rsid="001948c3"/>
    </style:style>
    <style:style style:name="T12" style:family="text">
      <style:text-properties fo:language="pt" fo:country="BR" officeooo:rsid="00199c8d"/>
    </style:style>
    <style:style style:name="T13" style:family="text">
      <style:text-properties fo:language="pt" fo:country="BR" officeooo:rsid="001a94ed"/>
    </style:style>
    <style:style style:name="T14" style:family="text">
      <style:text-properties fo:language="pt" fo:country="BR" officeooo:rsid="001c4695"/>
    </style:style>
    <style:style style:name="T15" style:family="text">
      <style:text-properties fo:language="pt" fo:country="BR" officeooo:rsid="001d2d12"/>
    </style:style>
    <style:style style:name="T16" style:family="text">
      <style:text-properties fo:language="pt" fo:country="BR" officeooo:rsid="001ee68d"/>
    </style:style>
    <style:style style:name="T17" style:family="text">
      <style:text-properties fo:language="pt" fo:country="BR" officeooo:rsid="0020a2fc"/>
    </style:style>
    <style:style style:name="T18" style:family="text">
      <style:text-properties fo:language="pt" fo:country="BR" officeooo:rsid="0021afc2"/>
    </style:style>
    <style:style style:name="T19" style:family="text">
      <style:text-properties fo:language="pt" fo:country="BR" officeooo:rsid="002259bf"/>
    </style:style>
    <style:style style:name="T20" style:family="text">
      <style:text-properties fo:language="pt" fo:country="BR" officeooo:rsid="002846e1"/>
    </style:style>
    <style:style style:name="T21" style:family="text">
      <style:text-properties fo:color="#ff0000" fo:language="pt" fo:country="BR" officeooo:rsid="001105e4"/>
    </style:style>
    <style:style style:name="T22" style:family="text">
      <style:text-properties fo:color="#ff0000" fo:language="pt" fo:country="BR" officeooo:rsid="001596b8"/>
    </style:style>
    <style:style style:name="T23" style:family="text">
      <style:text-properties fo:color="#ff0000" fo:language="pt" fo:country="BR" officeooo:rsid="002846e1"/>
    </style:style>
    <style:style style:name="T24" style:family="text">
      <style:text-properties officeooo:rsid="00134930"/>
    </style:style>
    <style:style style:name="T25" style:family="text">
      <style:text-properties officeooo:rsid="0023fa85"/>
    </style:style>
    <style:style style:name="T26" style:family="text">
      <style:text-properties fo:color="#000000" fo:language="pt" fo:country="BR" officeooo:rsid="002846e1"/>
    </style:style>
    <style:style style:name="T27" style:family="text">
      <style:text-properties officeooo:rsid="00296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bre os sistemas e os testes executados</text:p>
      <text:p text:style-name="P1">Escrever um resumo ...</text:p>
      <text:h text:style-name="P11" text:outline-level="1">Critérios para avaliação dos sistemas testados</text:h>
      <text:h text:style-name="P8" text:outline-level="2">O ambiente de testes</text:h>
      <text:p text:style-name="P2"><text:tab/><text:span text:style-name="T1">Na comparação entre diferentes sistemas operacionais, e mais especificamente de kernels de tempo real, <text:s/>é importante que a configuração do hardware utilizado seja igual o no mínimo equivalente, isso garante que os resultados obtidos são consistentes e que não foram influenciados diretamente pelo hardware. </text:span></text:p>
      <text:p text:style-name="P2"><text:span text:style-name="T1"><text:tab/>O hardware utilizado para testar as duas soluções de tempo real escolhidas foi um netbook </text:span><text:span text:style-name="T2">Acer, modelo Aspire One D250-1023</text:span><text:span text:style-name="T1">, processador com arquitetura x86, Intel Aton</text:span><text:span text:style-name="T2"> N270 </text:span><text:span text:style-name="T3">@ </text:span><text:span text:style-name="T2">1,60GHz </text:span><text:span text:style-name="T21">(verificar tamanho da cache)</text:span><text:span text:style-name="T2">, 1GB de memória DDR2 </text:span><text:span text:style-name="T21">(verificar velocidade da RAM)</text:span><text:span text:style-name="T2">, disco rígido de 320GB SATA.</text:span><text:span text:style-name="T1"> </text:span></text:p>
      <text:p text:style-name="P3"><text:tab/><text:span text:style-name="T24">Como ambos os sistemas testados tem como base o sistema operacional GNU/Linux, foi utilizada a distribuição </text:span><text:span text:style-name="T5">Linux, </text:span><text:span text:style-name="T10">32 bits, </text:span><text:span text:style-name="T4">Debian 8.8 </text:span><text:span text:style-name="T5">(Jessie)</text:span><text:span text:style-name="T6">. A distribuição </text:span><text:span text:style-name="T5">Debia</text:span><text:span text:style-name="T7">n</text:span><text:span text:style-name="T5"> foi escolhida, dada a facilidade de se produzir um sistema com funcionalidades reduzidas, sua ampla documentação, sua grande coleção </text:span><text:span text:style-name="T11">de </text:span><text:span text:style-name="T5">pacotes contendo programas e bibliotecas </text:span><text:span text:style-name="T6">pré compilados </text:span><text:span text:style-name="T5">e por ser a base de inúmeras outras distribuições que se aplicam de servidores a sistemas embarcados.</text:span></text:p>
      <text:p text:style-name="P3"><text:span text:style-name="T5"><text:tab/></text:span><text:span text:style-name="T8">A versão utilizada do patch PREEMPT_RT foi a 4.4.17-rt25 publicada em</text:span><text:span text:style-name="T22"> </text:span><text:span text:style-name="T26">25 de agosto de 2016,</text:span><text:span text:style-name="T8"> aplicado sobre um kernel versão 4.4.17.</text:span></text:p>
      <text:p text:style-name="P4"><text:span text:style-name="T8"><text:tab/>A versão testada do RTAI foi a 5.0.1 publicada em </text:span><text:span text:style-name="T20">15 de maio de 2017</text:span><text:span text:style-name="T8">, </text:span><text:span text:style-name="T9">o patch hal foi aplicado em um kernel versão 4.4.43.</text:span><text:span text:style-name="T8"> </text:span></text:p>
      <text:p text:style-name="P4"><text:span text:style-name="T12"><text:tab/>Por se tratarem de duas soluções de tempo real que tem como base um mesmo sistema operacional, foi considerado de grande importância produzir </text:span><text:span text:style-name="T11">kernels </text:span><text:span text:style-name="T12">com configurações idênticas, com exceção das opções específicas, exigidas por cada </text:span><text:span text:style-name="T13">uma das </text:span><text:span text:style-name="T12">soluç</text:span><text:span text:style-name="T13">ões</text:span><text:span text:style-name="T12">. As configurações </text:span><text:span text:style-name="T11">utiliza</text:span><text:span text:style-name="T12">ram</text:span><text:span text:style-name="T11"> como ponto de partida </text:span><text:span text:style-name="T12">as </text:span><text:span text:style-name="T11">versões vanilla </text:span><text:span text:style-name="T12">de cada kernel</text:span><text:span text:style-name="T11">.</text:span></text:p>
      <text:p text:style-name="P4"><text:span text:style-name="T11"><text:tab/></text:span><text:span text:style-name="T14">Certas funcionalidades do sistema operacional, como </text:span><text:span text:style-name="T16">funções de debug, </text:span><text:span text:style-name="T14">gerenciamento de energia, paginação, e consequentemente acessos a disco, geram momentos imprevisíveis nas aplicações de tempo real, para evitar estes problemas, </text:span><text:span text:style-name="T16">todas </text:span><text:span text:style-name="T15">as funcionalidades de </text:span><text:span text:style-name="T16">debug e </text:span><text:soft-page-break/><text:span text:style-name="T15">gerenciamento </text:span><text:span text:style-name="T16">e economia </text:span><text:span text:style-name="T15">de energia </text:span><text:span text:style-name="T16">do kernel foram desabilitadas, os problemas relacionados a paginação e acessos a disco foram resolvidos nas próprias aplicações como veremos mais adiante.</text:span></text:p>
      <text:p text:style-name="P4"><text:span text:style-name="T16"><text:tab/></text:span><text:span text:style-name="T17">Para que um sistema operacional possa executar aplicações de tempo real é necessário que o sistema possua relógios com uma boa granularidade e precisão, assim as opções do kernel relacionadas aos relógios de alta precisão </text:span><text:span text:style-name="T19">foram </text:span><text:span text:style-name="T18">habilitadas</text:span><text:span text:style-name="T17">.</text:span></text:p>
      <text:h text:style-name="P9" text:outline-level="2">Parâmetros usados na comparação</text:h>
      <text:p text:style-name="P5"><text:tab/><text:span text:style-name="T25">Diversos parâmetros podem ser utilizados para compara sistemas operacionaiscomo, alguns mais onjetivos outros nem tanto, neste trabalho foi usado como parâmetro de comparação entre as soluções estudadas, a previsibilidade do sistema e seu tamaho.</text:span></text:p>
      <text:h text:style-name="P7" text:outline-level="3">Previsibilidade</text:h>
      <text:h text:style-name="P7" text:outline-level="3">Tamanho</text:h>
      <text:h text:style-name="P12" text:outline-level="1">PPREEMPT_RT</text:h>
      <text:h text:style-name="P13" text:outline-level="1"><text:span text:style-name="T27">RTAI</text:span></text:h>
      <text:p text:style-name="P6"/>
      <text:p text:style-name="P4"><text:span text:style-name="T1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8H43M40S</meta:editing-duration>
    <meta:editing-cycles>22</meta:editing-cycles>
    <meta:generator>LibreOffice/5.1.1.3$Windows_X86_64 LibreOffice_project/89f508ef3ecebd2cfb8e1def0f0ba9a803b88a6d</meta:generator>
    <dc:date>2017-10-30T17:57:59.292000000</dc:date>
    <meta:document-statistic meta:table-count="0" meta:image-count="0" meta:object-count="0" meta:page-count="2" meta:paragraph-count="19" meta:word-count="427" meta:character-count="2817" meta:non-whitespace-character-count="2401"/>
    <meta:user-defined meta:name="Info 1"/>
    <meta:user-defined meta:name="Info 2"/>
    <meta:user-defined meta:name="Info 3"/>
    <meta:user-defined meta:name="Info 4"/>
  </office:meta>
</office:document-meta>
</file>